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ff" draw:marker-start-width="0.279cm" draw:marker-end-width="0.279cm" draw:fill="solid" draw:fill-color="#ffffff" draw:textarea-horizontal-align="justify" draw:textarea-vertical-align="middle" draw:auto-grow-height="false" fo:min-height="20.526cm" fo:min-width="28.4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126cm" fo:min-width="1.52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109cm" fo:min-width="1.52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1.52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75cm" fo:min-width="1.52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58cm" fo:min-width="1.52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5cm" fo:min-width="1.52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06cm" fo:min-width="0.745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style:font-name="Times New Roman" fo:font-size="14pt"/>
    </style:style>
    <style:style style:name="P4" style:family="paragraph">
      <loext:graphic-properties draw:fill="none" draw:fill-color="#ffffff"/>
      <style:text-properties style:font-name="Times New Roman" fo:font-size="14pt"/>
    </style:style>
    <style:style style:name="P5" style:family="paragraph"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Times New Roman" fo:font-size="10pt"/>
    </style:style>
    <style:style style:name="P9" style:family="paragraph">
      <loext:graphic-properties draw:fill="none" draw:fill-color="#ffffff"/>
      <style:text-properties style:font-name="Times New Roman" fo:font-size="10pt"/>
    </style:style>
    <style:style style:name="P10" style:family="paragraph">
      <style:text-properties style:text-position="0% 100%" style:font-name="Times New Roman" fo:font-size="10pt"/>
    </style:style>
    <style:style style:name="P11" style:family="paragraph">
      <loext:graphic-properties draw:fill="none" draw:fill-color="#ffffff"/>
      <style:text-properties style:text-position="0% 100%" style:font-name="Times New Roman"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956cm" svg:height="20.828cm" svg:x="-3.572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302cm" svg:height="3.856cm" svg:x="5.899cm" svg:y="8.574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7" draw:id="id17" draw:layer="layout" svg:width="3.302cm" svg:height="3.829cm" svg:x="12.33cm" svg:y="8.60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052cm" svg:height="0.797cm" svg:x="6.934cm" svg:y="9.128cm">
          <draw:text-box>
            <text:p text:style-name="P3">T5</text:p>
          </draw:text-box>
        </draw:frame>
        <draw:frame draw:style-name="gr4" draw:text-style-name="P4" draw:layer="layout" svg:width="1.052cm" svg:height="0.797cm" svg:x="13.375cm" svg:y="9.255cm">
          <draw:text-box>
            <text:p text:style-name="P3">T6</text:p>
          </draw:text-box>
        </draw:frame>
        <draw:custom-shape draw:style-name="gr5" draw:text-style-name="P2" xml:id="id12" draw:id="id12" draw:layer="layout" svg:width="3.302cm" svg:height="3.81cm" svg:x="5.9cm" svg:y="13.7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9" draw:id="id9" draw:layer="layout" svg:width="3.302cm" svg:height="3.81cm" svg:x="12.331cm" svg:y="13.7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052cm" svg:height="0.797cm" svg:x="6.935cm" svg:y="15.529cm">
          <draw:text-box>
            <text:p text:style-name="P3">T1</text:p>
          </draw:text-box>
        </draw:frame>
        <draw:frame draw:style-name="gr4" draw:text-style-name="P4" draw:layer="layout" svg:width="1.052cm" svg:height="0.797cm" svg:x="13.376cm" svg:y="15.656cm">
          <draw:text-box>
            <text:p text:style-name="P3">T2</text:p>
          </draw:text-box>
        </draw:frame>
        <draw:custom-shape draw:style-name="gr6" draw:text-style-name="P2" xml:id="id24" draw:id="id24" draw:layer="layout" svg:width="3.302cm" svg:height="3.775cm" svg:x="0.1cm" svg:y="3.575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27" draw:id="id27" draw:layer="layout" svg:width="3.302cm" svg:height="3.748cm" svg:x="18.731cm" svg:y="3.60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052cm" svg:height="0.797cm" svg:x="1.215cm" svg:y="4.218cm">
          <draw:text-box>
            <text:p text:style-name="P3">T7</text:p>
          </draw:text-box>
        </draw:frame>
        <draw:frame draw:style-name="gr4" draw:text-style-name="P4" draw:layer="layout" svg:width="1.052cm" svg:height="0.797cm" svg:x="19.776cm" svg:y="4.256cm">
          <draw:text-box>
            <text:p text:style-name="P3">T8</text:p>
          </draw:text-box>
        </draw:frame>
        <draw:custom-shape draw:style-name="gr8" draw:text-style-name="P2" xml:id="id1" draw:id="id1" draw:layer="layout" svg:width="3.302cm" svg:height="3.805cm" svg:x="0.1cm" svg:y="18.7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15" draw:id="id15" draw:layer="layout" svg:width="3.302cm" svg:height="3.81cm" svg:x="17.432cm" svg:y="20.05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4" draw:layer="layout" svg:width="1.052cm" svg:height="1.492cm" svg:x="1.207cm" svg:y="19.797cm">
          <draw:text-box>
            <text:p text:style-name="P3">T3</text:p>
          </draw:text-box>
        </draw:frame>
        <draw:frame draw:style-name="gr4" draw:text-style-name="P4" draw:layer="layout" svg:width="1.052cm" svg:height="0.797cm" svg:x="18.518cm" svg:y="21.123cm">
          <draw:text-box>
            <text:p text:style-name="P3">T4</text:p>
          </draw:text-box>
        </draw:frame>
        <draw:g xml:id="id8" draw:id="id8">
          <draw:custom-shape draw:style-name="gr10" draw:text-style-name="P1" draw:layer="layout" svg:width="1.297cm" svg:height="0.508cm" svg:x="5.799cm" svg:y="13.5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799cm" svg:y="13.495cm">
            <draw:text-box>
              <text:p text:style-name="P5"><text:span text:style-name="T1">SetA5</text:span></text:p>
            </draw:text-box>
          </draw:frame>
        </draw:g>
        <draw:g xml:id="id7" draw:id="id7">
          <draw:custom-shape draw:style-name="gr10" draw:text-style-name="P1" draw:layer="layout" svg:width="1.297cm" svg:height="0.508cm" svg:x="5.585cm" svg:y="14.1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585cm" svg:y="14.095cm">
            <draw:text-box>
              <text:p text:style-name="P5"><text:span text:style-name="T1">SetX5</text:span></text:p>
            </draw:text-box>
          </draw:frame>
        </draw:g>
        <draw:g xml:id="id6" draw:id="id6">
          <draw:custom-shape draw:style-name="gr10" draw:text-style-name="P1" draw:layer="layout" svg:width="1.297cm" svg:height="0.508cm" svg:x="5.485cm" svg:y="14.7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485cm" svg:y="14.695cm">
            <draw:text-box>
              <text:p text:style-name="P5"><text:span text:style-name="T1">Set5</text:span></text:p>
            </draw:text-box>
          </draw:frame>
        </draw:g>
        <draw:g xml:id="id4" draw:id="id4">
          <draw:custom-shape draw:style-name="gr10" draw:text-style-name="P1" draw:layer="layout" svg:width="1.297cm" svg:height="0.508cm" svg:x="5.485cm" svg:y="15.8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485cm" svg:y="15.795cm">
            <draw:text-box>
              <text:p text:style-name="P5"><text:span text:style-name="T1">SetA3</text:span></text:p>
            </draw:text-box>
          </draw:frame>
        </draw:g>
        <draw:g xml:id="id3" draw:id="id3">
          <draw:custom-shape draw:style-name="gr10" draw:text-style-name="P1" draw:layer="layout" svg:width="1.297cm" svg:height="0.508cm" svg:x="5.271cm" svg:y="16.4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271cm" svg:y="16.395cm">
            <draw:text-box>
              <text:p text:style-name="P5"><text:span text:style-name="T1">SetX3</text:span></text:p>
            </draw:text-box>
          </draw:frame>
        </draw:g>
        <draw:g xml:id="id2" draw:id="id2">
          <draw:custom-shape draw:style-name="gr10" draw:text-style-name="P1" draw:layer="layout" svg:width="1.297cm" svg:height="0.508cm" svg:x="5.171cm" svg:y="17.0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171cm" svg:y="16.995cm">
            <draw:text-box>
              <text:p text:style-name="P5"><text:span text:style-name="T1">Set3</text:span></text:p>
            </draw:text-box>
          </draw:frame>
        </draw:g>
        <draw:g xml:id="id10" draw:id="id10">
          <draw:custom-shape draw:style-name="gr10" draw:text-style-name="P1" draw:layer="layout" svg:width="1.297cm" svg:height="0.508cm" svg:x="8.271cm" svg:y="16.2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8.271cm" svg:y="16.195cm">
            <draw:text-box>
              <text:p text:style-name="P5"><text:span text:style-name="T1">SetA2</text:span></text:p>
            </draw:text-box>
          </draw:frame>
        </draw:g>
        <draw:g xml:id="id11" draw:id="id11">
          <draw:custom-shape draw:style-name="gr10" draw:text-style-name="P1" draw:layer="layout" svg:width="1.297cm" svg:height="0.508cm" svg:x="8.057cm" svg:y="16.8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8.057cm" svg:y="16.795cm">
            <draw:text-box>
              <text:p text:style-name="P5"><text:span text:style-name="T1">SetX2</text:span></text:p>
            </draw:text-box>
          </draw:frame>
        </draw:g>
        <draw:g xml:id="id16" draw:id="id16">
          <draw:custom-shape draw:style-name="gr10" draw:text-style-name="P1" draw:layer="layout" svg:width="1.297cm" svg:height="0.508cm" svg:x="14.435cm" svg:y="16.46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4.435cm" svg:y="16.367cm">
            <draw:text-box>
              <text:p text:style-name="P5"><text:span text:style-name="T1">Set4</text:span></text:p>
            </draw:text-box>
          </draw:frame>
        </draw:g>
        <draw:g xml:id="id13" draw:id="id13">
          <draw:custom-shape draw:style-name="gr10" draw:text-style-name="P1" draw:layer="layout" svg:width="1.297cm" svg:height="0.508cm" svg:x="11.895cm" svg:y="14.4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1.895cm" svg:y="14.324cm">
            <draw:text-box>
              <text:p text:style-name="P5"><text:span text:style-name="T1">Set1</text:span></text:p>
            </draw:text-box>
          </draw:frame>
        </draw:g>
        <draw:g xml:id="id18" draw:id="id18">
          <draw:custom-shape draw:style-name="gr10" draw:text-style-name="P1" draw:layer="layout" svg:width="1.297cm" svg:height="0.508cm" svg:x="14.781cm" svg:y="14.4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4.781cm" svg:y="14.324cm">
            <draw:text-box>
              <text:p text:style-name="P5"><text:span text:style-name="T1">Set6</text:span></text:p>
            </draw:text-box>
          </draw:frame>
        </draw:g>
        <draw:g xml:id="id14" draw:id="id14">
          <draw:custom-shape draw:style-name="gr10" draw:text-style-name="P1" draw:layer="layout" svg:width="1.297cm" svg:height="0.508cm" svg:x="12.081cm" svg:y="13.8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2.081cm" svg:y="13.724cm">
            <draw:text-box>
              <text:p text:style-name="P5"><text:span text:style-name="T1">SetX1</text:span></text:p>
            </draw:text-box>
          </draw:frame>
        </draw:g>
        <draw:g xml:id="id21" draw:id="id21">
          <draw:custom-shape draw:style-name="gr10" draw:text-style-name="P1" draw:layer="layout" svg:width="1.297cm" svg:height="0.508cm" svg:x="2.116cm" svg:y="22.12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.116cm" svg:y="22.028cm">
            <draw:text-box>
              <text:p text:style-name="P5"><text:span text:style-name="T1">Set4</text:span></text:p>
            </draw:text-box>
          </draw:frame>
        </draw:g>
        <draw:g xml:id="id22" draw:id="id22">
          <draw:custom-shape draw:style-name="gr10" draw:text-style-name="P1" draw:layer="layout" svg:width="1.297cm" svg:height="0.508cm" svg:x="2.202cm" svg:y="21.52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.202cm" svg:y="21.428cm">
            <draw:text-box>
              <text:p text:style-name="P5"><text:span text:style-name="T1">SetX4</text:span></text:p>
            </draw:text-box>
          </draw:frame>
        </draw:g>
        <draw:g xml:id="id23" draw:id="id23">
          <draw:custom-shape draw:style-name="gr10" draw:text-style-name="P1" draw:layer="layout" svg:width="1.297cm" svg:height="0.508cm" svg:x="2.402cm" svg:y="20.92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.402cm" svg:y="20.828cm">
            <draw:text-box>
              <text:p text:style-name="P5"><text:span text:style-name="T1">SetA4</text:span></text:p>
            </draw:text-box>
          </draw:frame>
        </draw:g>
        <draw:g xml:id="id20" draw:id="id20">
          <draw:custom-shape draw:style-name="gr10" draw:text-style-name="P1" draw:layer="layout" svg:width="1.297cm" svg:height="0.508cm" svg:x="0.288cm" svg:y="18.72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0.288cm" svg:y="18.628cm">
            <draw:text-box>
              <text:p text:style-name="P5"><text:span text:style-name="T1">SetX1</text:span></text:p>
            </draw:text-box>
          </draw:frame>
        </draw:g>
        <draw:g xml:id="id19" draw:id="id19">
          <draw:custom-shape draw:style-name="gr10" draw:text-style-name="P1" draw:layer="layout" svg:width="1.297cm" svg:height="0.508cm" svg:x="-0.049cm" svg:y="19.41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-0.049cm" svg:y="19.315cm">
            <draw:text-box>
              <text:p text:style-name="P5"><text:span text:style-name="T1">Set1</text:span></text:p>
            </draw:text-box>
          </draw:frame>
        </draw:g>
        <draw:g xml:id="id25" draw:id="id25">
          <draw:custom-shape draw:style-name="gr10" draw:text-style-name="P1" draw:layer="layout" svg:width="1.297cm" svg:height="0.508cm" svg:x="-0.905cm" svg:y="21.92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-0.905cm" svg:y="21.828cm">
            <draw:text-box>
              <text:p text:style-name="P5"><text:span text:style-name="T1">Set7</text:span></text:p>
            </draw:text-box>
          </draw:frame>
        </draw:g>
        <draw:g xml:id="id26" draw:id="id26">
          <draw:custom-shape draw:style-name="gr10" draw:text-style-name="P1" draw:layer="layout" svg:width="1.297cm" svg:height="0.508cm" svg:x="17.102cm" svg:y="20.53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7.102cm" svg:y="20.431cm">
            <draw:text-box>
              <text:p text:style-name="P5"><text:span text:style-name="T1">Set2</text:span></text:p>
            </draw:text-box>
          </draw:frame>
        </draw:g>
        <draw:g xml:id="id28" draw:id="id28">
          <draw:custom-shape draw:style-name="gr10" draw:text-style-name="P1" draw:layer="layout" svg:width="1.297cm" svg:height="0.508cm" svg:x="19.988cm" svg:y="20.53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9.988cm" svg:y="20.431cm">
            <draw:text-box>
              <text:p text:style-name="P5"><text:span text:style-name="T1">Set8</text:span></text:p>
            </draw:text-box>
          </draw:frame>
        </draw:g>
        <draw:g xml:id="id29" draw:id="id29">
          <draw:custom-shape draw:style-name="gr10" draw:text-style-name="P1" draw:layer="layout" svg:width="1.297cm" svg:height="0.508cm" svg:x="16.688cm" svg:y="22.43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6.688cm" svg:y="22.331cm">
            <draw:text-box>
              <text:p text:style-name="P5"><text:span text:style-name="T1">SetX3</text:span></text:p>
            </draw:text-box>
          </draw:frame>
        </draw:g>
        <draw:g xml:id="id33" draw:id="id33">
          <draw:custom-shape draw:style-name="gr10" draw:text-style-name="P1" draw:layer="layout" svg:width="1.297cm" svg:height="0.508cm" svg:x="5.185cm" svg:y="11.7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185cm" svg:y="11.695cm">
            <draw:text-box>
              <text:p text:style-name="P5"><text:span text:style-name="T1">Set1</text:span></text:p>
            </draw:text-box>
          </draw:frame>
        </draw:g>
        <draw:g xml:id="id34" draw:id="id34">
          <draw:custom-shape draw:style-name="gr10" draw:text-style-name="P1" draw:layer="layout" svg:width="1.297cm" svg:height="0.508cm" svg:x="5.371cm" svg:y="11.1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371cm" svg:y="11.095cm">
            <draw:text-box>
              <text:p text:style-name="P5"><text:span text:style-name="T1">SetX1</text:span></text:p>
            </draw:text-box>
          </draw:frame>
        </draw:g>
        <draw:g xml:id="id36" draw:id="id36">
          <draw:custom-shape draw:style-name="gr10" draw:text-style-name="P1" draw:layer="layout" svg:width="1.297cm" svg:height="0.508cm" svg:x="8.112cm" svg:y="11.72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8.112cm" svg:y="11.625cm">
            <draw:text-box>
              <text:p text:style-name="P5"><text:span text:style-name="T1">SetX6</text:span></text:p>
            </draw:text-box>
          </draw:frame>
        </draw:g>
        <draw:g xml:id="id35" draw:id="id35">
          <draw:custom-shape draw:style-name="gr10" draw:text-style-name="P1" draw:layer="layout" svg:width="1.297cm" svg:height="0.508cm" svg:x="8.198cm" svg:y="11.02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8.198cm" svg:y="10.925cm">
            <draw:text-box>
              <text:p text:style-name="P5"><text:span text:style-name="T1">SetA6</text:span></text:p>
            </draw:text-box>
          </draw:frame>
        </draw:g>
        <draw:g xml:id="id32" draw:id="id32">
          <draw:custom-shape draw:style-name="gr10" draw:text-style-name="P1" draw:layer="layout" svg:width="1.297cm" svg:height="0.508cm" svg:x="5.799cm" svg:y="8.51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799cm" svg:y="8.415cm">
            <draw:text-box>
              <text:p text:style-name="P5"><text:span text:style-name="T1">SetA7</text:span></text:p>
            </draw:text-box>
          </draw:frame>
        </draw:g>
        <draw:g xml:id="id31" draw:id="id31">
          <draw:custom-shape draw:style-name="gr10" draw:text-style-name="P1" draw:layer="layout" svg:width="1.297cm" svg:height="0.508cm" svg:x="5.685cm" svg:y="9.11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685cm" svg:y="9.015cm">
            <draw:text-box>
              <text:p text:style-name="P5"><text:span text:style-name="T1">Set</text:span><text:span text:style-name="T1">X7</text:span></text:p>
            </draw:text-box>
          </draw:frame>
        </draw:g>
        <draw:g xml:id="id30" draw:id="id30">
          <draw:custom-shape draw:style-name="gr10" draw:text-style-name="P1" draw:layer="layout" svg:width="1.297cm" svg:height="0.508cm" svg:x="5.471cm" svg:y="9.81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5.471cm" svg:y="9.715cm">
            <draw:text-box>
              <text:p text:style-name="P5"><text:span text:style-name="T1">Set7</text:span></text:p>
            </draw:text-box>
          </draw:frame>
        </draw:g>
        <draw:g xml:id="id37" draw:id="id37">
          <draw:custom-shape draw:style-name="gr10" draw:text-style-name="P1" draw:layer="layout" svg:width="1.297cm" svg:height="0.508cm" svg:x="15.097cm" svg:y="8.7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5.097cm" svg:y="8.62cm">
            <draw:text-box>
              <text:p text:style-name="P5"><text:span text:style-name="T1">Set8</text:span></text:p>
            </draw:text-box>
          </draw:frame>
        </draw:g>
        <draw:g xml:id="id39" draw:id="id39">
          <draw:custom-shape draw:style-name="gr10" draw:text-style-name="P1" draw:layer="layout" svg:width="1.297cm" svg:height="0.508cm" svg:x="14.335cm" svg:y="11.64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4.335cm" svg:y="11.541cm">
            <draw:text-box>
              <text:p text:style-name="P5"><text:span text:style-name="T1">Set2</text:span></text:p>
            </draw:text-box>
          </draw:frame>
        </draw:g>
        <draw:g xml:id="id38" draw:id="id38">
          <draw:custom-shape draw:style-name="gr10" draw:text-style-name="P1" draw:layer="layout" svg:width="1.297cm" svg:height="0.508cm" svg:x="11.895cm" svg:y="9.04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1.895cm" svg:y="8.944cm">
            <draw:text-box>
              <text:p text:style-name="P5"><text:span text:style-name="T1">SetX</text:span><text:span text:style-name="T1">5</text:span></text:p>
            </draw:text-box>
          </draw:frame>
        </draw:g>
        <draw:g xml:id="id42" draw:id="id42">
          <draw:custom-shape draw:style-name="gr10" draw:text-style-name="P1" draw:layer="layout" svg:width="1.297cm" svg:height="0.508cm" svg:x="2.878cm" svg:y="3.66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.878cm" svg:y="3.562cm">
            <draw:text-box>
              <text:p text:style-name="P5"><text:span text:style-name="T1">SetA8</text:span></text:p>
            </draw:text-box>
          </draw:frame>
        </draw:g>
        <draw:g xml:id="id41" draw:id="id41">
          <draw:custom-shape draw:style-name="gr10" draw:text-style-name="P1" draw:layer="layout" svg:width="1.297cm" svg:height="0.508cm" svg:x="2.764cm" svg:y="4.26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.764cm" svg:y="4.162cm">
            <draw:text-box>
              <text:p text:style-name="P5"><text:span text:style-name="T1">SetX8</text:span></text:p>
            </draw:text-box>
          </draw:frame>
        </draw:g>
        <draw:g xml:id="id40" draw:id="id40">
          <draw:custom-shape draw:style-name="gr10" draw:text-style-name="P1" draw:layer="layout" svg:width="1.297cm" svg:height="0.508cm" svg:x="2.664cm" svg:y="4.86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.664cm" svg:y="4.762cm">
            <draw:text-box>
              <text:p text:style-name="P5"><text:span text:style-name="T1">Set8</text:span></text:p>
            </draw:text-box>
          </draw:frame>
        </draw:g>
        <draw:g xml:id="id43" draw:id="id43">
          <draw:custom-shape draw:style-name="gr10" draw:text-style-name="P1" draw:layer="layout" svg:width="1.297cm" svg:height="0.508cm" svg:x="2.15cm" svg:y="6.66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.15cm" svg:y="6.562cm">
            <draw:text-box>
              <text:p text:style-name="P5"><text:span text:style-name="T1">SetX5</text:span></text:p>
            </draw:text-box>
          </draw:frame>
        </draw:g>
        <draw:g xml:id="id44" draw:id="id44">
          <draw:custom-shape draw:style-name="gr10" draw:text-style-name="P1" draw:layer="layout" svg:width="1.297cm" svg:height="0.508cm" svg:x="-0.551cm" svg:y="6.30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-0.551cm" svg:y="6.202cm">
            <draw:text-box>
              <text:p text:style-name="P5"><text:span text:style-name="T1">Set3</text:span></text:p>
            </draw:text-box>
          </draw:frame>
        </draw:g>
        <draw:g xml:id="id46" draw:id="id46">
          <draw:custom-shape draw:style-name="gr10" draw:text-style-name="P1" draw:layer="layout" svg:width="1.297cm" svg:height="0.508cm" svg:x="18.399cm" svg:y="3.76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18.399cm" svg:y="3.667cm">
            <draw:text-box>
              <text:p text:style-name="P5"><text:span text:style-name="T1">SetX7</text:span></text:p>
            </draw:text-box>
          </draw:frame>
        </draw:g>
        <draw:g xml:id="id45" draw:id="id45">
          <draw:custom-shape draw:style-name="gr10" draw:text-style-name="P1" draw:layer="layout" svg:width="1.297cm" svg:height="0.508cm" svg:x="20.912cm" svg:y="6.56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424cm" svg:height="0.64cm" svg:x="20.912cm" svg:y="6.461cm">
            <draw:text-box>
              <text:p text:style-name="P5"><text:span text:style-name="T1">Set4</text:span></text:p>
            </draw:text-box>
          </draw:frame>
        </draw:g>
        <draw:connector draw:style-name="gr12" draw:text-style-name="P7" draw:layer="layout" svg:x1="2.164cm" svg:y1="18.78cm" svg:x2="5.171cm" svg:y2="17.315cm" draw:start-shape="id1" draw:start-glue-point="4" draw:end-shape="id2" draw:end-glue-point="3" svg:d="M2164 18780v-1465h3007" svg:viewBox="0 0 3008 1466">
          <text:p/>
        </draw:connector>
        <draw:connector draw:style-name="gr12" draw:text-style-name="P7" draw:layer="layout" svg:x1="2.164cm" svg:y1="18.78cm" svg:x2="5.271cm" svg:y2="16.715cm" draw:start-shape="id1" draw:start-glue-point="4" draw:end-shape="id3" draw:end-glue-point="3" svg:d="M2164 18780v-2065h3107" svg:viewBox="0 0 3108 2066">
          <text:p/>
        </draw:connector>
        <draw:frame draw:style-name="gr13" draw:text-style-name="P9" draw:layer="layout" svg:width="1.675cm" svg:height="0.724cm" svg:x="2.627cm" svg:y="16.694cm">
          <draw:text-box>
            <text:p text:style-name="P8">d, MO<text:span text:style-name="T2">2H</text:span></text:p>
          </draw:text-box>
        </draw:frame>
        <draw:frame draw:style-name="gr13" draw:text-style-name="P9" draw:layer="layout" svg:width="1.035cm" svg:height="0.64cm" svg:x="2.628cm" svg:y="16.094cm">
          <draw:text-box>
            <text:p text:style-name="P8">x_o</text:p>
          </draw:text-box>
        </draw:frame>
        <draw:connector draw:style-name="gr12" draw:text-style-name="P7" draw:layer="layout" svg:x1="2.164cm" svg:y1="18.78cm" svg:x2="5.485cm" svg:y2="16.115cm" draw:start-shape="id1" draw:start-glue-point="4" draw:end-shape="id4" draw:end-glue-point="3" svg:d="M2164 18780v-2665h3321" svg:viewBox="0 0 3322 2666">
          <text:p/>
        </draw:connector>
        <draw:frame draw:style-name="gr13" draw:text-style-name="P9" draw:layer="layout" svg:width="1.006cm" svg:height="0.724cm" svg:x="2.628cm" svg:y="15.494cm">
          <draw:text-box>
            <text:p text:style-name="P8">A<text:span text:style-name="T2">2H</text:span></text:p>
          </draw:text-box>
        </draw:frame>
        <draw:connector draw:style-name="gr12" draw:text-style-name="P7" draw:layer="layout" draw:line-skew="-0.866cm -1.163cm" svg:x1="7.137cm" svg:y1="12.43cm" svg:x2="5.485cm" svg:y2="15.015cm" draw:start-shape="id5" draw:start-glue-point="7" draw:end-shape="id6" draw:end-glue-point="3" svg:d="M7137 12430v281h-3343v2304h1691" svg:viewBox="0 0 3344 2586">
          <text:p/>
        </draw:connector>
        <draw:frame draw:style-name="gr13" draw:text-style-name="P9" draw:layer="layout" svg:width="1.006cm" svg:height="0.724cm" svg:x="3.804cm" svg:y="13.157cm">
          <draw:text-box>
            <text:p text:style-name="P8">A<text:span text:style-name="T2">4H</text:span></text:p>
          </draw:text-box>
        </draw:frame>
        <draw:connector draw:style-name="gr12" draw:text-style-name="P7" draw:layer="layout" draw:line-skew="-0.566cm -1.263cm" svg:x1="7.137cm" svg:y1="12.43cm" svg:x2="5.585cm" svg:y2="14.415cm" draw:start-shape="id5" draw:start-glue-point="7" draw:end-shape="id7" draw:end-glue-point="3" svg:d="M7137 12430v281h-3343v1704h1791" svg:viewBox="0 0 3344 1986">
          <text:p/>
        </draw:connector>
        <draw:frame draw:style-name="gr13" draw:text-style-name="P11" draw:layer="layout" svg:width="1.408cm" svg:height="0.724cm" svg:x="3.667cm" svg:y="14.389cm">
          <draw:text-box>
            <text:p text:style-name="P10"><text:span text:style-name="T3">Z</text:span><text:span text:style-name="T2">H</text:span><text:span text:style-name="T3">, E</text:span><text:span text:style-name="T2">N</text:span></text:p>
          </draw:text-box>
        </draw:frame>
        <draw:connector draw:style-name="gr12" draw:text-style-name="P7" draw:layer="layout" draw:line-skew="-0.266cm -1.477cm" svg:x1="7.137cm" svg:y1="12.43cm" svg:x2="5.799cm" svg:y2="13.815cm" draw:start-shape="id5" draw:start-glue-point="7" draw:end-shape="id8" draw:end-glue-point="3" svg:d="M7137 12430v281h-3343v1104h2005" svg:viewBox="0 0 3344 1386">
          <text:p/>
        </draw:connector>
        <draw:frame draw:style-name="gr13" draw:text-style-name="P11" draw:layer="layout" svg:width="1.035cm" svg:height="0.64cm" svg:x="3.804cm" svg:y="13.757cm">
          <draw:text-box>
            <text:p text:style-name="P10"><text:span text:style-name="T3">x_o</text:span></text:p>
          </draw:text-box>
        </draw:frame>
        <draw:connector draw:style-name="gr12" draw:text-style-name="P7" draw:layer="layout" svg:x1="12.743cm" svg:y1="15.605cm" svg:x2="9.695cm" svg:y2="16.515cm" draw:start-shape="id9" draw:start-glue-point="9" draw:end-shape="id10" draw:end-glue-point="1" svg:d="M12743 15605h-1743v910h-1305" svg:viewBox="0 0 3049 911">
          <text:p/>
        </draw:connector>
        <draw:frame draw:style-name="gr13" draw:text-style-name="P9" draw:layer="layout" svg:width="0.904cm" svg:height="0.724cm" svg:x="10.204cm" svg:y="15.857cm">
          <draw:text-box>
            <text:p text:style-name="P8">A<text:span text:style-name="T2">H</text:span></text:p>
          </draw:text-box>
        </draw:frame>
        <draw:connector draw:style-name="gr12" draw:text-style-name="P7" draw:layer="layout" draw:line-skew="0.14cm" svg:x1="12.743cm" svg:y1="15.605cm" svg:x2="9.481cm" svg:y2="17.115cm" draw:start-shape="id9" draw:start-glue-point="9" draw:end-shape="id11" draw:end-glue-point="1" svg:d="M12743 15605h-1710v1510h-1552" svg:viewBox="0 0 3263 1511">
          <text:p/>
        </draw:connector>
        <draw:frame draw:style-name="gr13" draw:text-style-name="P9" draw:layer="layout" svg:width="1.035cm" svg:height="0.64cm" svg:x="10.204cm" svg:y="16.457cm">
          <draw:text-box>
            <text:p text:style-name="P8">x_o</text:p>
          </draw:text-box>
        </draw:frame>
        <draw:connector draw:style-name="gr12" draw:text-style-name="P7" draw:layer="layout" draw:line-skew="-1.294cm" svg:x1="8.79cm" svg:y1="15.605cm" svg:x2="11.895cm" svg:y2="14.644cm" draw:start-shape="id12" draw:start-glue-point="6" draw:end-shape="id13" draw:end-glue-point="3" svg:d="M8790 15605h465v-961h2640" svg:viewBox="0 0 3106 962">
          <text:p/>
        </draw:connector>
        <draw:connector draw:style-name="gr12" draw:text-style-name="P7" draw:layer="layout" draw:line-skew="-1.387cm" svg:x1="8.79cm" svg:y1="15.605cm" svg:x2="12.081cm" svg:y2="14.044cm" draw:start-shape="id12" draw:start-glue-point="6" draw:end-shape="id14" draw:end-glue-point="3" svg:d="M8790 15605h465v-1561h2826" svg:viewBox="0 0 3292 1562">
          <text:p/>
        </draw:connector>
        <draw:frame draw:style-name="gr13" draw:text-style-name="P9" draw:layer="layout" svg:width="1.878cm" svg:height="0.724cm" svg:x="9.304cm" svg:y="13.957cm">
          <draw:text-box>
            <text:p text:style-name="P8">B<text:span text:style-name="T2">4H</text:span><text:span text:style-name="T3">, MK</text:span><text:span text:style-name="T2">N</text:span></text:p>
          </draw:text-box>
        </draw:frame>
        <draw:frame draw:style-name="gr13" draw:text-style-name="P9" draw:layer="layout" svg:width="1.035cm" svg:height="0.64cm" svg:x="9.704cm" svg:y="13.457cm">
          <draw:text-box>
            <text:p text:style-name="P8">x_n</text:p>
          </draw:text-box>
        </draw:frame>
        <draw:connector draw:style-name="gr12" draw:text-style-name="P7" draw:layer="layout" draw:line-skew="0.243cm" svg:x1="17.844cm" svg:y1="21.955cm" svg:x2="15.859cm" svg:y2="16.687cm" draw:start-shape="id15" draw:start-glue-point="9" draw:end-shape="id16" draw:end-glue-point="1" svg:d="M17844 21955h-969v-5268h-1016" svg:viewBox="0 0 1986 5269">
          <text:p/>
        </draw:connector>
        <draw:frame draw:style-name="gr13" draw:text-style-name="P9" draw:layer="layout" svg:width="1.675cm" svg:height="0.724cm" svg:x="16.802cm" svg:y="16.621cm">
          <draw:text-box>
            <text:p text:style-name="P8">d, MO<text:span text:style-name="T2">2H</text:span></text:p>
          </draw:text-box>
        </draw:frame>
        <draw:connector draw:style-name="gr12" draw:text-style-name="P7" draw:layer="layout" draw:line-skew="1.186cm" svg:x1="15.22cm" svg:y1="10.516cm" svg:x2="16.205cm" svg:y2="14.644cm" draw:start-shape="id17" draw:start-glue-point="6" draw:end-shape="id18" draw:end-glue-point="1" svg:d="M15220 10516h2671v4128h-1686" svg:viewBox="0 0 2672 4129">
          <text:p/>
        </draw:connector>
        <draw:frame draw:style-name="gr13" draw:text-style-name="P9" draw:layer="layout" svg:width="1.408cm" svg:height="0.724cm" svg:x="16.605cm" svg:y="13.957cm">
          <draw:text-box>
            <text:p text:style-name="P8">Z<text:span text:style-name="T2">H</text:span><text:span text:style-name="T3">, E</text:span><text:span text:style-name="T2">N</text:span></text:p>
          </draw:text-box>
        </draw:frame>
        <draw:connector draw:style-name="gr12" draw:text-style-name="P7" draw:layer="layout" draw:line-skew="-1.09cm" svg:x1="6.312cm" svg:y1="15.605cm" svg:x2="-0.049cm" svg:y2="19.635cm" draw:start-shape="id12" draw:start-glue-point="9" draw:end-shape="id19" draw:end-glue-point="3" svg:d="M6312 15605h-7979v4030h1618" svg:viewBox="0 0 7980 4031">
          <text:p/>
        </draw:connector>
        <draw:frame draw:style-name="gr13" draw:text-style-name="P11" draw:layer="layout" svg:width="1.878cm" svg:height="0.724cm" svg:x="-1.772cm" svg:y="18.894cm">
          <draw:text-box>
            <text:p text:style-name="P10"><text:span text:style-name="T3">B</text:span><text:span text:style-name="T2">2H</text:span><text:span text:style-name="T3">, MK</text:span><text:span text:style-name="T2">N</text:span></text:p>
          </draw:text-box>
        </draw:frame>
        <draw:connector draw:style-name="gr12" draw:text-style-name="P7" draw:layer="layout" draw:line-skew="-1.427cm" svg:x1="6.312cm" svg:y1="15.605cm" svg:x2="0.288cm" svg:y2="18.948cm" draw:start-shape="id12" draw:start-glue-point="9" draw:end-shape="id20" draw:end-glue-point="3" svg:d="M6312 15605h-7979v3343h1955" svg:viewBox="0 0 7980 3344">
          <text:p/>
        </draw:connector>
        <draw:frame draw:style-name="gr13" draw:text-style-name="P11" draw:layer="layout" svg:width="1.035cm" svg:height="0.64cm" svg:x="-1.372cm" svg:y="18.294cm">
          <draw:text-box>
            <text:p text:style-name="P10">x_n</text:p>
          </draw:text-box>
        </draw:frame>
        <draw:connector draw:style-name="gr12" draw:text-style-name="P7" draw:layer="layout" draw:line-skew="0.052cm" svg:x1="17.844cm" svg:y1="21.955cm" svg:x2="3.54cm" svg:y2="22.348cm" draw:start-shape="id15" draw:start-glue-point="9" draw:end-shape="id21" draw:end-glue-point="1" svg:d="M17844 21955h-7319v393h-6985" svg:viewBox="0 0 14305 394">
          <text:p/>
        </draw:connector>
        <draw:frame draw:style-name="gr13" draw:text-style-name="P11" draw:layer="layout" svg:width="1.675cm" svg:height="0.724cm" svg:x="4.156cm" svg:y="21.669cm">
          <draw:text-box>
            <text:p text:style-name="P10">d, MO<text:span text:style-name="T2">4H</text:span></text:p>
          </draw:text-box>
        </draw:frame>
        <draw:connector draw:style-name="gr12" draw:text-style-name="P7" draw:layer="layout" svg:x1="17.844cm" svg:y1="21.955cm" svg:x2="3.626cm" svg:y2="21.748cm" draw:start-shape="id15" draw:start-glue-point="9" draw:end-shape="id22" svg:d="M17844 21955h-7328v-207h-6890" svg:viewBox="0 0 14219 208">
          <text:p/>
        </draw:connector>
        <draw:frame draw:style-name="gr13" draw:text-style-name="P11" draw:layer="layout" svg:width="1.035cm" svg:height="0.64cm" svg:x="4.157cm" svg:y="21.169cm">
          <draw:text-box>
            <text:p text:style-name="P10">x_o</text:p>
          </draw:text-box>
        </draw:frame>
        <draw:connector draw:style-name="gr12" draw:text-style-name="P7" draw:layer="layout" draw:line-skew="-0.091cm" svg:x1="17.844cm" svg:y1="21.955cm" svg:x2="3.826cm" svg:y2="21.148cm" draw:start-shape="id15" draw:start-glue-point="9" draw:end-shape="id23" draw:end-glue-point="1" svg:d="M17844 21955h-7319v-807h-6699" svg:viewBox="0 0 14019 808">
          <text:p/>
        </draw:connector>
        <draw:frame draw:style-name="gr13" draw:text-style-name="P11" draw:layer="layout" svg:width="0.904cm" svg:height="0.724cm" svg:x="4.257cm" svg:y="20.469cm">
          <draw:text-box>
            <text:p text:style-name="P10">A<text:span text:style-name="T2">H</text:span></text:p>
          </draw:text-box>
        </draw:frame>
        <draw:connector draw:style-name="gr12" draw:text-style-name="P7" draw:layer="layout" draw:line-skew="-0.488cm" svg:x1="0.512cm" svg:y1="5.463cm" svg:x2="-0.905cm" svg:y2="22.148cm" draw:start-shape="id24" draw:start-glue-point="9" draw:end-shape="id25" svg:d="M512 5463h-2433v16685h1016" svg:viewBox="0 0 2434 16686">
          <text:p/>
        </draw:connector>
        <draw:frame draw:style-name="gr13" draw:text-style-name="P11" draw:layer="layout" svg:width="1.408cm" svg:height="0.724cm" svg:x="-2.071cm" svg:y="21.394cm">
          <draw:text-box>
            <text:p text:style-name="P10">Z<text:span text:style-name="T2">H</text:span><text:span text:style-name="T3">, E</text:span><text:span text:style-name="T2">N</text:span></text:p>
          </draw:text-box>
        </draw:frame>
        <draw:connector draw:style-name="gr12" draw:text-style-name="P7" draw:layer="layout" draw:line-skew="-0.255cm" svg:x1="15.221cm" svg:y1="15.605cm" svg:x2="17.102cm" svg:y2="20.751cm" draw:start-shape="id9" draw:start-glue-point="6" draw:end-shape="id26" svg:d="M15221 15605h892v5146h989" svg:viewBox="0 0 1882 5147">
          <text:p/>
        </draw:connector>
        <draw:frame draw:style-name="gr13" draw:text-style-name="P9" draw:layer="layout" svg:width="1.878cm" svg:height="0.724cm" svg:x="14.408cm" svg:y="20.088cm">
          <draw:text-box>
            <text:p text:style-name="P8">B<text:span text:style-name="T2">2H</text:span><text:span text:style-name="T3">, MK</text:span><text:span text:style-name="T2">N</text:span></text:p>
          </draw:text-box>
        </draw:frame>
        <draw:connector draw:style-name="gr12" draw:text-style-name="P7" draw:layer="layout" draw:line-skew="0.537cm" svg:x1="21.621cm" svg:y1="5.476cm" svg:x2="21.412cm" svg:y2="20.751cm" draw:start-shape="id27" draw:start-glue-point="6" draw:end-shape="id28" draw:end-glue-point="1" svg:d="M21621 5476h1477v15275h-1686" svg:viewBox="0 0 1687 15276">
          <text:p/>
        </draw:connector>
        <draw:frame draw:style-name="gr13" draw:text-style-name="P9" draw:layer="layout" svg:width="1.408cm" svg:height="0.724cm" svg:x="21.801cm" svg:y="20.123cm">
          <draw:text-box>
            <text:p text:style-name="P8">Z<text:span text:style-name="T2">H</text:span><text:span text:style-name="T3">, E</text:span><text:span text:style-name="T2">N</text:span></text:p>
          </draw:text-box>
        </draw:frame>
        <draw:connector draw:style-name="gr12" draw:text-style-name="P7" draw:layer="layout" draw:line-skew="3.401cm" svg:x1="2.99cm" svg:y1="20.683cm" svg:x2="16.688cm" svg:y2="22.651cm" draw:start-shape="id1" draw:start-glue-point="6" draw:end-shape="id29" draw:end-glue-point="3" svg:d="M2990 20683h10456v1968h3242" svg:viewBox="0 0 13699 1969">
          <text:p/>
        </draw:connector>
        <draw:frame draw:style-name="gr13" draw:text-style-name="P9" draw:layer="layout" svg:width="1.035cm" svg:height="0.64cm" svg:x="15.208cm" svg:y="22.088cm">
          <draw:text-box>
            <text:p text:style-name="P8">x_n</text:p>
          </draw:text-box>
        </draw:frame>
        <draw:connector draw:style-name="gr12" draw:text-style-name="P7" draw:layer="layout" draw:line-skew="-0.516cm" svg:x1="2.99cm" svg:y1="5.463cm" svg:x2="5.471cm" svg:y2="10.035cm" draw:start-shape="id24" draw:start-glue-point="6" draw:end-shape="id30" svg:d="M2990 5463h931v4572h1550" svg:viewBox="0 0 2482 4573">
          <text:p/>
        </draw:connector>
        <draw:frame draw:style-name="gr13" draw:text-style-name="P9" draw:layer="layout" svg:width="1.51cm" svg:height="0.724cm" svg:x="3.804cm" svg:y="9.257cm">
          <draw:text-box>
            <text:p text:style-name="P8">Z<text:span text:style-name="T2">2H</text:span><text:span text:style-name="T3">, E</text:span><text:span text:style-name="T2">N</text:span></text:p>
          </draw:text-box>
        </draw:frame>
        <draw:connector draw:style-name="gr12" draw:text-style-name="P7" draw:layer="layout" draw:line-skew="-0.623cm" svg:x1="2.99cm" svg:y1="5.463cm" svg:x2="5.685cm" svg:y2="9.335cm" draw:start-shape="id24" draw:start-glue-point="6" draw:end-shape="id31" draw:end-glue-point="3" svg:d="M2990 5463h931v3872h1764" svg:viewBox="0 0 2696 3873">
          <text:p/>
        </draw:connector>
        <draw:frame draw:style-name="gr13" draw:text-style-name="P9" draw:layer="layout" svg:width="1.035cm" svg:height="0.64cm" svg:x="3.804cm" svg:y="8.757cm">
          <draw:text-box>
            <text:p text:style-name="P8">x_o</text:p>
          </draw:text-box>
        </draw:frame>
        <draw:connector draw:style-name="gr12" draw:text-style-name="P7" draw:layer="layout" draw:line-skew="-0.68cm" svg:x1="2.99cm" svg:y1="5.463cm" svg:x2="5.799cm" svg:y2="8.735cm" draw:start-shape="id24" draw:start-glue-point="6" draw:end-shape="id32" svg:d="M2990 5463h931v3272h1878" svg:viewBox="0 0 2810 3273">
          <text:p/>
        </draw:connector>
        <draw:frame draw:style-name="gr13" draw:text-style-name="P9" draw:layer="layout" svg:width="1.006cm" svg:height="0.724cm" svg:x="3.905cm" svg:y="8.057cm">
          <draw:text-box>
            <text:p text:style-name="P8">A<text:span text:style-name="T2">2H</text:span></text:p>
          </draw:text-box>
        </draw:frame>
        <draw:connector draw:style-name="gr12" draw:text-style-name="P7" draw:layer="layout" draw:line-skew="-2.768cm" svg:x1="6.312cm" svg:y1="15.605cm" svg:x2="5.185cm" svg:y2="12.015cm" draw:start-shape="id12" draw:start-glue-point="9" draw:end-shape="id33" draw:end-glue-point="3" svg:d="M6312 15605h-4423v-3590h3296" svg:viewBox="0 0 4424 3591">
          <text:p/>
        </draw:connector>
        <draw:frame draw:style-name="gr13" draw:text-style-name="P9" draw:layer="layout" svg:width="3.025cm" svg:height="0.724cm" svg:x="1.804cm" svg:y="11.357cm">
          <draw:text-box>
            <text:p text:style-name="P8">B<text:span text:style-name="T2">H</text:span><text:span text:style-name="T3">, MK</text:span><text:span text:style-name="T2">N</text:span><text:span text:style-name="T3">, d, MO</text:span><text:span text:style-name="T2">H</text:span></text:p>
          </draw:text-box>
        </draw:frame>
        <draw:connector draw:style-name="gr12" draw:text-style-name="P7" draw:layer="layout" draw:line-skew="-2.954cm" svg:x1="6.312cm" svg:y1="15.605cm" svg:x2="5.371cm" svg:y2="11.415cm" draw:start-shape="id12" draw:start-glue-point="9" draw:end-shape="id34" draw:end-glue-point="3" svg:d="M6312 15605h-4423v-4190h3482" svg:viewBox="0 0 4424 4191">
          <text:p/>
        </draw:connector>
        <draw:frame draw:style-name="gr13" draw:text-style-name="P9" draw:layer="layout" svg:width="1.035cm" svg:height="0.64cm" svg:x="2.404cm" svg:y="10.857cm">
          <draw:text-box>
            <text:p text:style-name="P8">x_n</text:p>
          </draw:text-box>
        </draw:frame>
        <draw:connector draw:style-name="gr12" draw:text-style-name="P7" draw:layer="layout" svg:x1="12.742cm" svg:y1="10.516cm" svg:x2="9.622cm" svg:y2="11.245cm" draw:start-shape="id17" draw:start-glue-point="9" draw:end-shape="id35" draw:end-glue-point="1" svg:d="M12742 10516h-1779v729h-1341" svg:viewBox="0 0 3121 730">
          <text:p/>
        </draw:connector>
        <draw:frame draw:style-name="gr13" draw:text-style-name="P9" draw:layer="layout" svg:width="0.904cm" svg:height="0.724cm" svg:x="10.005cm" svg:y="10.557cm">
          <draw:text-box>
            <text:p text:style-name="P8">A<text:span text:style-name="T2">H</text:span></text:p>
          </draw:text-box>
        </draw:frame>
        <draw:connector draw:style-name="gr12" draw:text-style-name="P7" draw:layer="layout" draw:line-skew="0.113cm" svg:x1="12.742cm" svg:y1="10.516cm" svg:x2="9.536cm" svg:y2="11.945cm" draw:start-shape="id17" draw:start-glue-point="9" draw:end-shape="id36" draw:end-glue-point="1" svg:d="M12742 10516h-1709v1429h-1497" svg:viewBox="0 0 3207 1430">
          <text:p/>
        </draw:connector>
        <draw:frame draw:style-name="gr13" draw:text-style-name="P9" draw:layer="layout" svg:width="1.035cm" svg:height="0.64cm" svg:x="10.005cm" svg:y="11.357cm">
          <draw:text-box>
            <text:p text:style-name="P8">x_o</text:p>
          </draw:text-box>
        </draw:frame>
        <draw:connector draw:style-name="gr12" draw:text-style-name="P7" draw:layer="layout" draw:line-skew="0.405cm" svg:x1="19.143cm" svg:y1="5.476cm" svg:x2="16.521cm" svg:y2="8.94cm" draw:start-shape="id27" draw:start-glue-point="9" draw:end-shape="id37" draw:end-glue-point="1" svg:d="M19143 5476h-1125v3464h-1497" svg:viewBox="0 0 2623 3465">
          <text:p/>
        </draw:connector>
        <draw:frame draw:style-name="gr13" draw:text-style-name="P9" draw:layer="layout" svg:width="1.51cm" svg:height="0.724cm" svg:x="16.24cm" svg:y="8.212cm">
          <draw:text-box>
            <text:p text:style-name="P8">Z<text:span text:style-name="T2">2H</text:span><text:span text:style-name="T3">, E</text:span><text:span text:style-name="T2">N</text:span></text:p>
          </draw:text-box>
        </draw:frame>
        <draw:connector draw:style-name="gr12" draw:text-style-name="P7" draw:layer="layout" svg:x1="8.789cm" svg:y1="10.502cm" svg:x2="11.895cm" svg:y2="9.264cm" draw:start-shape="id5" draw:start-glue-point="6" draw:end-shape="id38" draw:end-glue-point="3" svg:d="M8789 10502h1759v-1238h1347" svg:viewBox="0 0 3107 1239">
          <text:p/>
        </draw:connector>
        <draw:frame draw:style-name="gr13" draw:text-style-name="P9" draw:layer="layout" svg:width="1.035cm" svg:height="0.64cm" svg:x="10.406cm" svg:y="8.657cm">
          <draw:text-box>
            <text:p text:style-name="P8">x_n</text:p>
          </draw:text-box>
        </draw:frame>
        <draw:frame draw:style-name="gr13" draw:text-style-name="P9" draw:layer="layout" svg:width="3.025cm" svg:height="0.724cm" svg:x="16.272cm" svg:y="11.201cm">
          <draw:text-box>
            <text:p text:style-name="P8">B<text:span text:style-name="T2">H</text:span><text:span text:style-name="T3">, MK</text:span><text:span text:style-name="T2">N</text:span><text:span text:style-name="T3">, d, MO</text:span><text:span text:style-name="T2">H</text:span></text:p>
          </draw:text-box>
        </draw:frame>
        <draw:connector draw:style-name="gr12" draw:text-style-name="P7" draw:layer="layout" draw:line-skew="2.521cm" svg:x1="15.221cm" svg:y1="15.605cm" svg:x2="15.759cm" svg:y2="11.861cm" draw:start-shape="id9" draw:start-glue-point="6" draw:end-shape="id39" draw:end-glue-point="1" svg:d="M15221 15605h3559v-3744h-3021" svg:viewBox="0 0 3560 3745">
          <text:p/>
        </draw:connector>
        <draw:connector draw:style-name="gr12" draw:text-style-name="P7" draw:layer="layout" svg:x1="19.143cm" svg:y1="5.476cm" svg:x2="4.088cm" svg:y2="5.082cm" draw:start-shape="id27" draw:start-glue-point="9" draw:end-shape="id40" svg:d="M19143 5476h-7747v-394h-7308" svg:viewBox="0 0 15056 395">
          <text:p/>
        </draw:connector>
        <draw:frame draw:style-name="gr13" draw:text-style-name="P9" draw:layer="layout" svg:width="1.51cm" svg:height="0.724cm" svg:x="4.505cm" svg:y="4.457cm">
          <draw:text-box>
            <text:p text:style-name="P8">Z<text:span text:style-name="T2">4H</text:span><text:span text:style-name="T3">, E</text:span><text:span text:style-name="T2">N</text:span></text:p>
          </draw:text-box>
        </draw:frame>
        <draw:connector draw:style-name="gr12" draw:text-style-name="P7" draw:layer="layout" draw:line-skew="-0.032cm" svg:x1="19.143cm" svg:y1="5.476cm" svg:x2="4.188cm" svg:y2="4.482cm" draw:start-shape="id27" draw:start-glue-point="9" draw:end-shape="id41" svg:d="M19143 5476h-7729v-994h-7226" svg:viewBox="0 0 14956 995">
          <text:p/>
        </draw:connector>
        <draw:frame draw:style-name="gr13" draw:text-style-name="P9" draw:layer="layout" svg:width="1.035cm" svg:height="0.64cm" svg:x="4.605cm" svg:y="3.857cm">
          <draw:text-box>
            <text:p text:style-name="P8">x_o</text:p>
          </draw:text-box>
        </draw:frame>
        <draw:connector draw:style-name="gr12" draw:text-style-name="P7" draw:layer="layout" draw:line-skew="-0.089cm" svg:x1="19.143cm" svg:y1="5.476cm" svg:x2="4.302cm" svg:y2="3.882cm" draw:start-shape="id27" draw:start-glue-point="9" draw:end-shape="id42" svg:d="M19143 5476h-7729v-1594h-7112" svg:viewBox="0 0 14842 1595">
          <text:p/>
        </draw:connector>
        <draw:frame draw:style-name="gr13" draw:text-style-name="P9" draw:layer="layout" svg:width="0.904cm" svg:height="0.724cm" svg:x="4.81cm" svg:y="3.286cm">
          <draw:text-box>
            <text:p text:style-name="P8">A<text:span text:style-name="T2">H</text:span></text:p>
          </draw:text-box>
        </draw:frame>
        <draw:connector draw:style-name="gr12" draw:text-style-name="P7" draw:layer="layout" draw:line-skew="0.595cm" svg:x1="6.311cm" svg:y1="10.502cm" svg:x2="3.574cm" svg:y2="6.882cm" draw:start-shape="id5" draw:start-glue-point="9" draw:end-shape="id43" svg:d="M6311 10502h-993v-3620h-1744" svg:viewBox="0 0 2738 3621">
          <text:p/>
        </draw:connector>
        <draw:frame draw:style-name="gr13" draw:text-style-name="P9" draw:layer="layout" svg:width="1.035cm" svg:height="0.64cm" svg:x="4.048cm" svg:y="6.329cm">
          <draw:text-box>
            <text:p text:style-name="P8">x_n</text:p>
          </draw:text-box>
        </draw:frame>
        <draw:frame draw:style-name="gr13" draw:text-style-name="P9" draw:layer="layout" svg:width="3.025cm" svg:height="0.724cm" svg:x="-3.545cm" svg:y="5.826cm">
          <draw:text-box>
            <text:p text:style-name="P8">B<text:span text:style-name="T2">H</text:span><text:span text:style-name="T3">, MK</text:span><text:span text:style-name="T2">N</text:span><text:span text:style-name="T3">, d, MO</text:span><text:span text:style-name="T2">H</text:span></text:p>
          </draw:text-box>
        </draw:frame>
        <draw:connector draw:style-name="gr12" draw:text-style-name="P7" draw:layer="layout" draw:line-skew="-1.985cm" svg:x1="0.512cm" svg:y1="20.683cm" svg:x2="-0.551cm" svg:y2="6.522cm" draw:start-shape="id1" draw:start-glue-point="9" draw:end-shape="id44" draw:end-glue-point="3" svg:d="M512 20683h-3576v-14161h2513" svg:viewBox="0 0 3577 14162">
          <text:p/>
        </draw:connector>
        <draw:frame draw:style-name="gr13" draw:text-style-name="P9" draw:layer="layout" svg:width="3.025cm" svg:height="0.724cm" svg:x="22.386cm" svg:y="5.948cm">
          <draw:text-box>
            <text:p text:style-name="P8">B<text:span text:style-name="T2">H</text:span><text:span text:style-name="T3">, MK</text:span><text:span text:style-name="T2">N</text:span><text:span text:style-name="T3">, d, MO</text:span><text:span text:style-name="T2">H</text:span></text:p>
          </draw:text-box>
        </draw:frame>
        <draw:connector draw:style-name="gr12" draw:text-style-name="P7" draw:layer="layout" draw:line-skew="2.421cm" svg:x1="20.322cm" svg:y1="21.955cm" svg:x2="22.336cm" svg:y2="6.781cm" draw:start-shape="id15" draw:start-glue-point="6" draw:end-shape="id45" draw:end-glue-point="1" svg:d="M20322 21955h4935v-15174h-2921" svg:viewBox="0 0 4936 15175">
          <text:p/>
        </draw:connector>
        <draw:connector draw:style-name="gr12" draw:text-style-name="P7" draw:layer="layout" draw:line-skew="2.164cm" svg:x1="2.99cm" svg:y1="5.463cm" svg:x2="18.399cm" svg:y2="3.987cm" draw:start-shape="id24" draw:start-glue-point="6" draw:end-shape="id46" svg:d="M2990 5463h10075v-1476h5334" svg:viewBox="0 0 15410 1477">
          <text:p/>
        </draw:connector>
        <draw:frame draw:style-name="gr13" draw:text-style-name="P9" draw:layer="layout" svg:width="1.035cm" svg:height="0.64cm" svg:x="16.856cm" svg:y="3.408cm">
          <draw:text-box>
            <text:p text:style-name="P8">x_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02T08:43:25.176967643</dc:date>
    <meta:editing-duration>PT3H16M44S</meta:editing-duration>
    <meta:editing-cycles>78</meta:editing-cycles>
    <meta:generator>LibreOffice/5.4.6.2$Linux_X86_64 LibreOffice_project/40m0$Build-2</meta:generator>
    <meta:document-statistic meta:object-count="207"/>
  </office:meta>
</office:document-meta>
</file>